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3000003FEB76656CF.png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66" draw:fill-image-width="1cm" draw:fill-image-height="1cm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3cm"/>
    </style:style>
    <style:style style:name="pr1" style:family="presentation" style:parent-style-name="PiUGFolien-title" style:list-style-name="L1">
      <style:graphic-properties draw:fill-color="#ffffff" draw:auto-grow-height="true" fo:min-height="3.507cm"/>
    </style:style>
    <style:style style:name="pr2" style:family="presentation" style:parent-style-name="PiUGFolien-subtitle" style:list-style-name="L4">
      <style:graphic-properties draw:fill-color="#ffffff" fo:min-height="12.24cm"/>
    </style:style>
    <style:style style:name="pr3" style:family="presentation" style:parent-style-name="PiUGFolien-notes">
      <style:graphic-properties draw:fill-color="#ffffff" draw:auto-grow-height="true" fo:min-height="11.41cm"/>
    </style:style>
    <style:style style:name="pr4" style:family="presentation" style:parent-style-name="PiUGFolien-title" style:list-style-name="L1">
      <style:graphic-properties draw:fill-color="#ffffff" draw:auto-grow-height="true" fo:min-height="3.507cm"/>
    </style:style>
    <style:style style:name="pr5" style:family="presentation" style:parent-style-name="PiUGFolien-outline1">
      <style:graphic-properties draw:fill-color="#ffffff" fo:min-height="13.231cm"/>
    </style:style>
    <style:style style:name="pr6" style:family="presentation" style:parent-style-name="PiUGFolien-title">
      <style:graphic-properties draw:fill-color="#ffffff" fo:min-height="3.507cm"/>
    </style:style>
    <style:style style:name="pr7" style:family="presentation" style:parent-style-name="PiUGFolien-notes">
      <style:graphic-properties draw:fill-color="#ffffff" fo:min-height="11.41cm"/>
    </style:style>
    <style:style style:name="pr8" style:family="presentation" style:parent-style-name="PiUGFolien-title">
      <style:graphic-properties draw:fill-color="#ffffff" draw:auto-grow-height="true" fo:min-height="9.451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1cm" fo:margin-right="0cm" fo:text-align="center" text:enable-numbering="false" fo:text-indent="-1cm"/>
      <style:text-properties fo:hyphenate="true"/>
    </style:style>
    <style:style style:name="P3" style:family="paragraph">
      <style:paragraph-properties fo:margin-left="1.2cm" fo:margin-right="0cm" fo:text-align="center" fo:text-indent="-0.6cm"/>
      <style:text-properties fo:font-size="32pt"/>
    </style:style>
    <style:style style:name="P4" style:family="paragraph">
      <style:paragraph-properties fo:margin-left="1.2cm" fo:margin-right="0cm" fo:text-align="start" fo:text-indent="-0.6cm"/>
      <style:text-properties fo:font-size="32pt"/>
    </style:style>
    <style:style style:name="P5" style:family="paragraph">
      <style:paragraph-properties fo:margin-left="1.2cm" fo:margin-right="0cm" fo:text-align="center" fo:text-indent="-0.6cm"/>
      <style:text-properties fo:font-size="32pt"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4cm" fo:margin-right="0cm" fo:margin-top="0cm" fo:margin-bottom="0.5cm" fo:text-align="start" text:enable-numbering="true" fo:text-indent="-1.2cm"/>
      <style:text-properties fo:hyphenate="true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margin-left="1cm" fo:margin-right="0cm" fo:text-indent="-1cm"/>
      <style:text-properties fo:color="#ffffcc" fo:font-size="40pt" style:font-size-asian="24pt" style:font-size-complex="24pt"/>
    </style:style>
    <style:style style:name="T1" style:family="text">
      <style:text-properties fo:font-size="32pt" fo:language="en" fo:country="US" style:language-asian="en" style:country-asian="US" style:language-complex="en" style:country-complex="US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cc" fo:font-size="40pt" style:font-size-asian="24pt" style:font-size-complex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Rechtlich geschützt durch die GNU Free Documentation License</presentation:footer-decl>
      <presentation:date-time-decl presentation:name="dtd1" presentation:source="current-date" style:data-style-name="D3"/>
      <draw:page draw:name="Titel" draw:style-name="dp1" draw:master-page-name="PiUGFolie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911cm" svg:height="3.507cm" svg:x="2.057cm" svg:y="0.324cm" presentation:class="title">
          <draw:text-box>
            <text:p text:style-name="P1">Java EE Deployment Descriptoren</text:p>
          </draw:text-box>
        </draw:frame>
        <draw:frame presentation:style-name="pr2" draw:text-style-name="P5" draw:layer="layout" svg:width="23.548cm" svg:height="12.24cm" svg:x="2.222cm" svg:y="5.21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1">Platform</text:span><text:span text:style-name="T2"> Independent User </text:span><text:span text:style-name="T1">Gro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utor</text:span><text:span text:style-name="T2"><text:line-break/></text:span><text:span text:style-name="T2"><text:author-name text:fixed="false">Thomas Michel</text:author-name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PiUGFolie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3.911cm" svg:height="3.507cm" svg:x="2.057cm" svg:y="0.324cm" presentation:class="title">
          <draw:text-box draw:corner-radius="0.016cm">
            <text:p text:style-name="P2">Übersicht</text:p>
          </draw:text-box>
        </draw:frame>
        <draw:frame presentation:style-name="pr5" draw:text-style-name="P7" draw:layer="layout" svg:width="23.548cm" svg:height="13.231cm" svg:x="3.022cm" svg:y="6.177cm" presentation:class="outline" presentation:user-transformed="true">
          <draw:text-box draw:corner-radius="0.016cm">
            <text:list text:style-name="L3">
              <text:list-item>
                <text:p text:style-name="P7">J2EE Version 1.4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/>
          <draw:frame presentation:style-name="pr3" draw:text-style-name="P8" draw:layer="layout" svg:width="14.517cm" svg:height="11.41cm" svg:x="3.249cm" svg:y="14.13cm" presentation:class="notes" presentation:placeholder="true">
            <draw:text-box draw:corner-radius="0.032cm"/>
          </draw:frame>
        </presentation:notes>
      </draw:page>
      <draw:page draw:name="page3" draw:style-name="dp4" draw:master-page-name="PiUGFolien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911cm" svg:height="3.507cm" svg:x="2.057cm" svg:y="0.324cm" presentation:class="title" presentation:placeholder="true">
          <draw:text-box/>
        </draw:frame>
        <draw:frame presentation:style-name="pr5" draw:layer="layout" svg:width="24cm" svg:height="13.231cm" svg:x="2cm" svg:y="4.5cm" presentation:class="outline" presentation:placeholder="true">
          <draw:text-box/>
        </draw:frame>
        <draw:frame draw:style-name="gr2" draw:text-style-name="P9" draw:layer="layout" svg:width="18.724cm" svg:height="26.38cm" draw:transform="rotate (1.5707963267946) translate (0.82cm 18.899cm)">
          <draw:image xlink:href="Pictures/10000000000002C3000003FEB76656CF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Ende" draw:style-name="dp4" draw:master-page-name="PiUGFolien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0" draw:layer="layout" svg:width="23.911cm" svg:height="9.451cm" svg:x="2cm" svg:y="5.049cm" presentation:class="title" presentation:user-transformed="true">
          <draw:text-box>
            <text:p text:style-name="P1"><text:span text:style-name="T4">Vielen Dank </text:span><text:span text:style-name="T4"><text:line-break/></text:span><text:span text:style-name="T4"><text:line-break/></text:span><text:span text:style-name="T4">für </text:span><text:span text:style-name="T4"><text:line-break/></text:span><text:span text:style-name="T4"><text:line-break/></text:span><text:span text:style-name="T4">Ihr Interesse</text:span><text:span text:style-name="T4"><text:line-break/></text:span><text:span text:style-name="T4"/></text:p>
          </draw:text-box>
        </draw:frame>
        <draw:frame draw:style-name="gr3" draw:layer="layout" svg:width="0.003cm" svg:height="0.954cm" svg:x="15.5cm" svg:y="1.999cm">
          <draw:text-box>
            <text:p text:style-name="P6"/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opacity draw:name="Transparency_20_1" draw:display-name="Transparency 1" draw:style="linear" draw:start="100%" draw:end="0%" draw:angle="0" draw:border="0%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de" style:country-asian="DE" style:font-family-complex="'Arial Unicode MS'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rial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iUGFolien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iUGFolien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 fo:hyphenate="true"/>
    </style:style>
    <style:style style:name="PiUGFolien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iUGFolien-backgroundobjects" style:family="presentation">
      <style:graphic-properties draw:shadow="hidden" draw:shadow-offset-x="0.3cm" draw:shadow-offset-y="0.3cm" draw:shadow-color="#808080"/>
      <style:text-properties fo:hyphenate="true"/>
    </style:style>
    <style:style style:name="PiUGFolien-notes" style:family="presentation">
      <style:graphic-properties draw:stroke="none" draw:fill="none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iUGFolien-outline1" style:family="presentation">
      <style:graphic-properties draw:stroke="none" draw:fill="none">
        <text:list-style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</text:list-style>
      </style:graphic-properties>
      <style:paragraph-properties fo:margin-left="0cm" fo:margin-right="0cm" fo:text-align="start" text:enable-numbering="true" fo:text-indent="-1.198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iUGFolien-outline2" style:family="presentation" style:parent-style-name="PiUGFolien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iUGFolien-outline3" style:family="presentation" style:parent-style-name="PiUGFolien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iUGFolien-outline4" style:family="presentation" style:parent-style-name="PiUGFolien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iUGFolien-outline5" style:family="presentation" style:parent-style-name="PiUGFolien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iUGFolien-outline6" style:family="presentation" style:parent-style-name="PiUGFolien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iUGFolien-outline7" style:family="presentation" style:parent-style-name="PiUGFolien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iUGFolien-outline8" style:family="presentation" style:parent-style-name="PiUGFolien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iUGFolien-outline9" style:family="presentation" style:parent-style-name="PiUGFolien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33336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999999" draw:opacity-name="Transparency_20_1" draw:textarea-horizontal-align="center" draw:textarea-vertical-align="middle"/>
    </style:style>
    <style:style style:name="pr1" style:family="presentation" style:parent-style-name="PiUGFolien-title">
      <style:graphic-properties draw:fill-color="#ffffff" draw:auto-grow-height="false" fo:min-height="3.507cm"/>
    </style:style>
    <style:style style:name="pr2" style:family="presentation" style:parent-style-name="PiUGFolien-outline1">
      <style:graphic-properties draw:fill-color="#ffffff" draw:auto-grow-height="false" fo:min-height="13.86cm"/>
    </style:style>
    <style:style style:name="pr3" style:family="presentation" style:parent-style-name="PiUGFolien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text-align="center"/>
    </style:style>
    <style:style style:name="P2" style:family="paragraph">
      <style:paragraph-properties fo:margin-left="1cm" fo:margin-right="0cm" fo:text-indent="-1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4cm" fo:margin-right="0cm" fo:text-indent="-1.2cm"/>
    </style:style>
    <style:style style:name="P5" style:family="paragraph">
      <style:paragraph-properties fo:margin-left="2.2cm" fo:margin-right="0cm" fo:text-indent="-1.2cm"/>
    </style:style>
    <style:style style:name="P6" style:family="paragraph">
      <style:paragraph-properties fo:margin-left="3cm" fo:margin-right="0cm" fo:text-indent="-1.2cm"/>
    </style:style>
    <style:style style:name="P7" style:family="paragraph">
      <style:paragraph-properties fo:margin-left="3.8cm" fo:margin-right="0cm" fo:text-indent="-1.2cm"/>
    </style:style>
    <style:style style:name="P8" style:family="paragraph">
      <style:paragraph-properties fo:margin-left="4.6cm" fo:margin-right="0cm" fo:text-indent="-1.2cm"/>
    </style:style>
    <style:style style:name="P9" style:family="paragraph">
      <style:paragraph-properties fo:margin-left="5.4cm" fo:margin-right="0cm" fo:text-indent="-1.2cm"/>
    </style:style>
    <style:style style:name="P10" style:family="paragraph">
      <style:paragraph-properties fo:margin-left="6.2cm" fo:margin-right="0cm" fo:text-indent="-1.2cm"/>
    </style:style>
    <style:style style:name="P11" style:family="paragraph">
      <style:paragraph-properties fo:margin-left="7cm" fo:margin-right="0cm" fo:text-indent="-1.2cm"/>
    </style:style>
    <style:style style:name="P12" style:family="paragraph">
      <style:paragraph-properties fo:margin-left="7.8cm" fo:margin-right="0cm" fo:text-indent="-1.2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color="#00ffff" fo:font-size="14pt" style:font-size-asian="14pt" style:font-size-complex="1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PiUGFolien" style:page-layout-name="PM1" draw:style-name="dp1">
      <office:forms form:automatic-focus="false" form:apply-design-mode="false"/>
      <draw:rect draw:style-name="gr1" draw:text-style-name="P1" draw:layer="backgroundobjects" svg:width="28cm" svg:height="4.221cm" svg:x="-0.001cm" svg:y="0cm">
        <text:p text:style-name="P3"/>
      </draw:rect>
      <draw:frame presentation:style-name="pr1" draw:text-style-name="P3" draw:layer="backgroundobjects" svg:width="23.911cm" svg:height="3.506cm" svg:x="2.057cm" svg:y="0.324cm" presentation:class="title">
        <draw:text-box draw:corner-radius="0.001cm">
          <text:p text:style-name="P2">Klicken Sie, um das Format des Titeltextes zu bearbeiten</text:p>
        </draw:text-box>
      </draw:frame>
      <draw:frame presentation:style-name="pr2" draw:text-style-name="P13" draw:layer="backgroundobjects" svg:width="24cm" svg:height="13.23cm" svg:x="2cm" svg:y="4.5cm" presentation:class="outline">
        <draw:text-box>
          <text:list text:style-name="L2">
            <text:list-item>
              <text:p text:style-name="P4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17.5cm" svg:height="1.448cm" svg:x="5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15" draw:layer="backgroundobjects" svg:width="4.423cm" svg:height="1.448cm" svg:x="0.176cm" svg:y="19.051cm" presentation:class="date-time">
        <draw:text-box>
          <text:p text:style-name="P15"><text:span text:style-name="T1"><presentation:date-time/></text:span></text:p>
        </draw:text-box>
      </draw:frame>
      <draw:frame presentation:style-name="pr3" draw:text-style-name="P16" draw:layer="backgroundobjects" svg:width="4.599cm" svg:height="1.448cm" svg:x="23.1cm" svg:y="19.131cm" presentation:class="page-number">
        <draw:text-box>
          <text:p text:style-name="P16"><text:span text:style-name="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iUGFolien-title" draw:layer="backgroundobjects" svg:width="13.705cm" svg:height="10.279cm" svg:x="3.647cm" svg:y="2.853cm" presentation:class="page"/>
        <draw:frame presentation:style-name="PiUGFolie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title>Java Enterprise Edition</dc:title>
    <dc:subject>Deployment Descriptoren</dc:subject>
    <meta:initial-creator>Thomas Michel</meta:initial-creator>
    <meta:creation-date>2007-06-03T21:54:09</meta:creation-date>
    <dc:creator>Thomas Michel</dc:creator>
    <dc:date>2007-06-03T22:05:52</dc:date>
    <dc:language>de-DE</dc:language>
    <meta:editing-cycles>5</meta:editing-cycles>
    <meta:editing-duration>PT11M44S</meta:editing-duration>
    <meta:template xlink:type="simple" xlink:actuate="onRequest" xlink:role="template" xlink:href="../../../../../../../../../vorlagen/development/PiUGFolien.otp" xlink:title="PiUGFolien" meta:date="2007-06-03T21:54:09"/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